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language="de" fo:country="DE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3">
      <style:paragraph-properties fo:text-align="start" style:justify-single-word="false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P19" style:family="paragraph" style:parent-style-name="Standard" style:list-style-name="L6">
      <style:paragraph-properties fo:text-align="start" style:justify-single-word="false"/>
    </style:style>
    <style:style style:name="P20" style:family="paragraph" style:parent-style-name="Standard" style:list-style-name="L7">
      <style:paragraph-properties fo:text-align="start" style:justify-single-word="false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L6">
      <style:paragraph-properties fo:margin-top="0cm" fo:margin-bottom="0cm"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6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26" style:family="paragraph" style:parent-style-name="Text_20_body" style:list-style-name="L8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27" style:family="paragraph" style:parent-style-name="Text_20_body" style:list-style-name="L6">
      <style:paragraph-properties fo:margin-top="0cm" fo:margin-bottom="0cm" fo:text-align="start" style:justify-single-word="false"/>
    </style:style>
    <style:style style:name="P28" style:family="paragraph" style:parent-style-name="Text_20_body" style:list-style-name="L8">
      <style:paragraph-properties fo:margin-top="0cm" fo:margin-bottom="0cm"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de" fo:country="DE" style:font-size-asian="12pt" style:font-size-complex="12pt"/>
    </style:style>
    <style:style style:name="T5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de" fo:country="DE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 besoins</text:p>
      <text:p text:style-name="P4"/>
      <text:p text:style-name="P3">Definitions</text:p>
      <text:p text:style-name="P6"/>
      <text:p text:style-name="P7"><text:span text:style-name="T3">Objets métiers haut niveau:</text:span><text:span text:style-name="T2"> terminal, hall, <text:s/>zone de maintenance, zone de contrôle, voie de garage, zone d'embarquement, zone de déchargement, zone de retrait, zone d'enregistrement des bagages</text:span></text:p>
      <text:p text:style-name="P6"/>
      <text:p text:style-name="P2"><text:span text:style-name="T4">Objets métiers bas niveau:</text:span><text:span text:style-name="T2"> guichet, chariot, carroussel, tapis roulant, capteur actif, capteur passif, <text:s/>train de wagonnets, tobogan, portique, circuit de déplacement des chariots.</text:span></text:p>
      <text:p text:style-name="P8"/>
      <text:p text:style-name="P5"/>
      <text:p text:style-name="P5">Besoins communs</text:p>
      <text:list xml:id="list20570337" text:style-name="L1">
        <text:list-header>
          <text:p text:style-name="P11"/>
        </text:list-header>
        <text:list-item>
          <text:p text:style-name="P16"><text:span text:style-name="T3">Besoin: </text:span><text:span text:style-name="T2">Visualiser un objet dynamique</text:span></text:p>
          <text:p text:style-name="P16"><text:span text:style-name="T3">Objet dynamique:</text:span><text:span text:style-name="T2"> chariot, avion</text:span></text:p>
          <text:p text:style-name="P16"><text:span text:style-name="T3">Actions pour visualiser:</text:span><text:span text:style-name="T2"> selectionner l'objet, zoomer/dezoomer sur un objet métier haut niveau</text:span></text:p>
          <text:p text:style-name="P11"/>
        </text:list-item>
        <text:list-item>
          <text:p text:style-name="P16"><text:span text:style-name="T3">Besoin: </text:span><text:span text:style-name="T2">Visualiser un objet statique</text:span></text:p>
          <text:p text:style-name="P16"><text:span text:style-name="T3">Objet dynamique:</text:span><text:span text:style-name="T2"> objet métier de haut niveau</text:span></text:p>
          <text:p text:style-name="P16"><text:span text:style-name="T3">Actions pour visualiser:</text:span><text:span text:style-name="T2"> selectionner l'objet, zoomer/dezoomer </text:span></text:p>
          <text:p text:style-name="P11"/>
        </text:list-item>
        <text:list-item>
          <text:p text:style-name="P16"><text:span text:style-name="T3">Besoin: </text:span><text:span text:style-name="T2">Mettre à jour l'état du système</text:span></text:p>
          <text:p text:style-name="P11"/>
        </text:list-item>
        <text:list-item>
          <text:p text:style-name="P21"><text:span text:style-name="T3">Besoin:</text:span><text:span text:style-name="T4"> Effectuer des actions sur l'historique</text:span></text:p>
          <text:p text:style-name="P16"><text:span text:style-name="T3">Actions: </text:span><text:span text:style-name="T2">annuler/rétablir une opération</text:span></text:p>
        </text:list-item>
      </text:list>
      <text:list xml:id="list20580352" text:style-name="L2">
        <text:list-item>
          <text:list>
            <text:list-header>
              <text:p text:style-name="P12"/>
            </text:list-header>
          </text:list>
        </text:list-item>
      </text:list>
      <text:list xml:id="list21205086" text:continue-list="list20570337" text:style-name="L1">
        <text:list-item>
          <text:p text:style-name="P16"><text:span text:style-name="T3">Besoin: </text:span><text:span text:style-name="T2">Gérer la persistance d'un objet</text:span></text:p>
          <text:p text:style-name="P16"><text:span text:style-name="T3">Actions pour gérer la persistance:</text:span><text:span text:style-name="T2"> enregistrer, enregistrer sous, charger, créer, supprimer, dupliquer, modifier</text:span></text:p>
        </text:list-item>
      </text:list>
      <text:p text:style-name="P7"><text:span text:style-name="T2"><text:tab/></text:span><text:span text:style-name="T3">Objet:</text:span><text:span text:style-name="T2"> Configuration, Simulation, Exploitation</text:span></text:p>
      <text:p text:style-name="P6"/>
      <text:p text:style-name="P5"/>
      <text:p text:style-name="P3">Configuration</text:p>
      <text:p text:style-name="P3"/>
      <text:list xml:id="list20578092" text:style-name="L3">
        <text:list-item>
          <text:p text:style-name="P17"><text:span text:style-name="T3">Besoin: </text:span><text:span text:style-name="T5">Effectuer</text:span><text:span text:style-name="T1"> des op</text:span><text:span text:style-name="T2">érations sur des éléments:</text:span></text:p>
          <text:p text:style-name="P17"><text:span text:style-name="T3">Opérations:</text:span><text:span text:style-name="T2"> visualiser, ajouter, déplacer, lier aux autres éléments, paramétrer, supprimer</text:span></text:p>
        </text:list-item>
      </text:list>
      <text:p text:style-name="P7"><text:span text:style-name="T2"><text:tab/></text:span><text:span text:style-name="T3">Elements:</text:span><text:span text:style-name="T2"> objets métiers haut et bas niveau</text:span></text:p>
      <text:list xml:id="list20583827" text:style-name="L4">
        <text:list-header>
          <text:p text:style-name="P13"/>
        </text:list-header>
      </text:list>
      <text:list xml:id="list21192255" text:continue-list="list20578092" text:style-name="L3">
        <text:list-item>
          <text:p text:style-name="P17"><text:span text:style-name="T3">Besoin: </text:span><text:span text:style-name="T2">Simuler la configuration en cours</text:span></text:p>
        </text:list-item>
      </text:list>
      <text:p text:style-name="P6"/>
      <text:p text:style-name="P6"/>
      <text:p text:style-name="P5">Simulation</text:p>
      <text:p text:style-name="P5"/>
      <text:list xml:id="list20568650" text:style-name="L5">
        <text:list-item>
          <text:p text:style-name="P18"><text:span text:style-name="T3">Besoin: </text:span><text:span text:style-name="T2">Charger une configuration pour la simulation</text:span></text:p>
          <text:p text:style-name="P14"/>
        </text:list-item>
        <text:list-item>
          <text:p text:style-name="P18"><text:span text:style-name="T3">Besoin:</text:span><text:span text:style-name="T2"> Gérer la liste des vols</text:span></text:p>
          <text:p text:style-name="P18"><text:span text:style-name="T3">Actions:</text:span><text:span text:style-name="T2"> créer, supprimer, modifier un vol</text:span></text:p>
          <text:p text:style-name="P14"/>
        </text:list-item>
        <text:list-item>
          <text:p text:style-name="P18"><text:soft-page-break/><text:span text:style-name="T3">Besoin: </text:span><text:span text:style-name="T2">Changer le mode de simulation entre automatique et manuel</text:span></text:p>
          <text:p text:style-name="P14"/>
        </text:list-item>
        <text:list-item>
          <text:p text:style-name="P18"><text:span text:style-name="T3">Besoin: </text:span><text:span text:style-name="T2">Agir manuellement sur les éléments visualisés</text:span></text:p>
          <text:p text:style-name="P18"><text:span text:style-name="T3">Actions: </text:span><text:span text:style-name="T2">selectionner, parametrer, mettre en arrêt/marche</text:span></text:p>
          <text:p text:style-name="P22"><text:span text:style-name="T4">Elements:</text:span><text:span text:style-name="T2"> objets métiers haut et bas niveau</text:span></text:p>
        </text:list-item>
      </text:list>
      <text:p text:style-name="P6"/>
      <text:list xml:id="list21206611" text:continue-numbering="true" text:style-name="L5">
        <text:list-item>
          <text:p text:style-name="P22"><text:span text:style-name="T4">Besoin:</text:span><text:span text:style-name="T2"> Effectuer des opérations sur l'avancement de la simulation</text:span></text:p>
          <text:p text:style-name="P22"><text:span text:style-name="T4">Opérations:</text:span><text:span text:style-name="T2"> stopper/demarrer/mettre en pause, changer la vitesse de simulation (changer le top d'horloge)</text:span></text:p>
          <text:p text:style-name="P14"/>
        </text:list-item>
        <text:list-item>
          <text:p text:style-name="P22"><text:span text:style-name="T4">Besoin:</text:span><text:span text:style-name="T2"> Gérer les événements</text:span></text:p>
          <text:p text:style-name="P22"><text:span text:style-name="T4">Actions:</text:span><text:span text:style-name="T2"> créer, modifier, supprimer, visualiser, activer/désactiver</text:span></text:p>
          <text:p text:style-name="P22"><text:span text:style-name="T4">Evenements:</text:span><text:span text:style-name="T2"> arrivée bagage, panne, départ avion, …<text:line-break/></text:span></text:p>
        </text:list-item>
        <text:list-item>
          <text:p text:style-name="P22"><text:span text:style-name="T4">Besoin:</text:span><text:span text:style-name="T2"> Déclencher les événements</text:span></text:p>
          <text:p text:style-name="P22"><text:span text:style-name="T4">Evenements</text:span><text:span text:style-name="T2">: arrivée bagage, panne, départ avion, …</text:span></text:p>
          <text:p text:style-name="P14"/>
        </text:list-item>
      </text:list>
      <text:p text:style-name="P6"/>
      <text:p text:style-name="P10">Exploitation</text:p>
      <text:list xml:id="list20595018" text:style-name="L6">
        <text:list-header>
          <text:p text:style-name="P25"/>
        </text:list-header>
        <text:list-item>
          <text:p text:style-name="P27"><text:span text:style-name="T8">Besoin:</text:span><text:span text:style-name="T7"> Effectuer un arrêt d'urgence</text:span></text:p>
          <text:p text:style-name="P25"/>
        </text:list-item>
        <text:list-item>
          <text:p text:style-name="P27"><text:span text:style-name="T8">Besoin:</text:span><text:span text:style-name="T7"> Acheminer automatiquement les bagages</text:span></text:p>
          <text:p text:style-name="P25"/>
        </text:list-item>
        <text:list-item>
          <text:p text:style-name="P27"><text:span text:style-name="T8">Besoin:</text:span><text:span text:style-name="T7"> Stocker l'historique</text:span></text:p>
          <text:p text:style-name="P27"><text:span text:style-name="T8">Historique:</text:span><text:span text:style-name="T7"> opérations effectuées, informations reçues</text:span></text:p>
          <text:p text:style-name="P25"/>
        </text:list-item>
        <text:list-item>
          <text:p text:style-name="P27"><text:span text:style-name="T8">Besoin:</text:span><text:span text:style-name="T7"> Effectuer des opérations protégées sur des éléments</text:span></text:p>
          <text:p text:style-name="P19"><text:span text:style-name="T3">Opérations:</text:span><text:span text:style-name="T2"> <text:s/>paramétrer, mettre en arrêt/marche</text:span></text:p>
          <text:p text:style-name="P23"><text:span text:style-name="T9">Elements:</text:span><text:span text:style-name="T6"> objets métiers haut et bas niveau, bagage</text:span></text:p>
          <text:p text:style-name="P24"/>
        </text:list-item>
      </text:list>
      <text:p text:style-name="P5">Maintenance</text:p>
      <text:p text:style-name="P6"/>
      <text:list xml:id="list20596239" text:style-name="L7">
        <text:list-item>
          <text:p text:style-name="P20"><text:span text:style-name="T3">Besoin: </text:span><text:span text:style-name="T2">Manipuler l'ensemble du système</text:span></text:p>
          <text:p text:style-name="P20"><text:span text:style-name="T3">Operations: </text:span><text:span text:style-name="T2">les opérations d'exploitation sans restriction</text:span></text:p>
          <text:p text:style-name="P15"/>
        </text:list-item>
        <text:list-item>
          <text:p text:style-name="P20"><text:span text:style-name="T3">Besoin: </text:span><text:span text:style-name="T2">Visualiser les résultats/problèmes</text:span></text:p>
          <text:p text:style-name="P15"/>
        </text:list-item>
        <text:list-item>
          <text:p text:style-name="P20"><text:span text:style-name="T3">Besoin: </text:span><text:span text:style-name="T2">Gérer les interventions</text:span></text:p>
          <text:p text:style-name="P20"><text:span text:style-name="T3">Operations: </text:span><text:span text:style-name="T2">assigner la résolution d'un problème à un technicien</text:span><text:span text:style-name="T3">, c</text:span><text:span text:style-name="T2">réer un fichier électronique qui contient un rapport d'intervention</text:span></text:p>
          <text:p text:style-name="P15"/>
        </text:list-item>
      </text:list>
      <text:p text:style-name="P6"/>
      <text:p text:style-name="P5">Réclamations</text:p>
      <text:p text:style-name="P5"/>
      <text:list xml:id="list20594412" text:style-name="L8">
        <text:list-item>
          <text:p text:style-name="P28"><text:span text:style-name="T8">Besoin: </text:span><text:span text:style-name="T7">Gérer un dossier de <text:s/>litige</text:span></text:p>
          <text:p text:style-name="P26">Actions: créer/ouvrir/modifier/visualiser/fermer </text:p>
          <text:p text:style-name="P26"/>
        </text:list-item>
        <text:list-item>
          <text:p text:style-name="P28"><text:span text:style-name="T8">Besoin: </text:span><text:span text:style-name="T7">Se renseigner sur un bagage</text:span></text:p>
          <text:p text:style-name="P28"><text:soft-page-break/><text:span text:style-name="T8">Actions: </text:span><text:span text:style-name="T7">visualiser le trajet d'un bagage, <text:s/>suivre état de traitement d'un bagage</text:span>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</meta:initial-creator>
    <meta:creation-date>2010-11-05T22:25:14.42</meta:creation-date>
    <dc:date>2010-11-10T01:08:19.24</dc:date>
    <dc:creator>Yoann Rodière</dc:creator>
    <meta:editing-duration>PT03H48M41S</meta:editing-duration>
    <meta:editing-cycles>34</meta:editing-cycles>
    <meta:generator>OpenOffice.org/3.1$Win32 OpenOffice.org_project/310m19$Build-9420</meta:generator>
    <meta:printed-by>monica golumbeanu</meta:printed-by>
    <meta:print-date>2010-11-08T09:38:51.52</meta:print-date>
    <meta:document-statistic meta:table-count="0" meta:image-count="0" meta:object-count="0" meta:page-count="3" meta:paragraph-count="56" meta:word-count="394" meta:character-count="2937"/>
  </office:meta>
</office:document-meta>
</file>